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6850000014AB705BB1E3C14B4D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66" draw:opacity="50%" draw:textarea-horizontal-align="justify" draw:textarea-vertical-align="middle" draw:auto-grow-height="false" fo:min-height="2.804cm" fo:min-width="2.554cm" draw:shadow-opacity="50%"/>
    </style:style>
    <style:style style:name="gr2" style:family="graphic" style:parent-style-name="standard">
      <style:graphic-properties draw:fill-color="#9966cc" draw:opacity="50%" draw:textarea-horizontal-align="justify" draw:textarea-vertical-align="middle" draw:auto-grow-height="false" fo:min-height="3.052cm" fo:min-width="2.802cm" draw:shadow-opacity="50%"/>
    </style:style>
    <style:style style:name="gr3" style:family="graphic" style:parent-style-name="objectwithoutfill">
      <style:graphic-properties draw:marker-end="Arrow" draw:marker-end-width="0.406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406cm" draw:marker-end="" draw:marker-end-width="0.406cm" draw:fill="none" draw:textarea-vertical-align="middle"/>
    </style:style>
    <style:style style:name="gr6" style:family="graphic" style:parent-style-name="objectwithoutfill">
      <style:graphic-properties draw:marker-start="Arrow" draw:marker-start-width="0.356cm" draw:marker-end="" draw:marker-end-width="0.406cm" draw:fill="none" draw:textarea-vertical-align="middl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.559cm" fo:min-width="2.194cm"/>
    </style:style>
    <style:style style:name="gr8" style:family="graphic" style:parent-style-name="objectwithoutfill">
      <style:graphic-properties draw:marker-end="Arrow" draw:marker-end-width="0.406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727cm, 0cm, 30.08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8cm" fo:min-width="0cm"/>
    </style:style>
    <style:style style:name="gr11" style:family="graphic" style:parent-style-name="standard">
      <style:graphic-properties draw:fill-color="#3deb3d" draw:opacity="50%" draw:textarea-horizontal-align="justify" draw:textarea-vertical-align="middle" draw:auto-grow-height="false" fo:min-height="2.68cm" fo:min-width="1.829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ff3366" draw:opacity="50%"/>
      <style:paragraph-properties fo:text-align="center"/>
    </style:style>
    <style:style style:name="P3" style:family="paragraph">
      <loext:graphic-properties draw:fill-color="#9966cc" draw:opacity="50%"/>
      <style:paragraph-properties fo:text-align="center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66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3deb3d" draw:opacity="5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3.54cm" svg:y="6.08cm">
          <text:p text:style-name="P1"><text:span text:style-name="T1">FE</text:span><text:line-break/>HTML, CSS,<text:line-break/>JS, j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2.811cm" svg:y="6.207cm">
          <text:p text:style-name="P1"><text:span text:style-name="T1">BE</text:span></text:p>
          <text:p text:style-name="P1">Express,<text:line-break/>note, JS</text:p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4.52cm" svg:height="2.401cm" draw:transform="rotate (2.77769150454898) translate (11.9562503454021cm 9.21324272369769cm)" svg:viewBox="0 0 4521 2402" svg:d="M0 2402c2854 0 4521-2402 4521-2402">
          <text:p/>
        </draw:path>
        <draw:frame draw:style-name="gr4" draw:text-style-name="P6" draw:layer="layout" svg:width="4.172cm" svg:height="1.673cm" svg:x="7.985cm" svg:y="4.048cm">
          <draw:text-box>
            <text:p text:style-name="P5">page content<text:line-break/>and assets</text:p>
          </draw:text-box>
        </draw:frame>
        <draw:path draw:style-name="gr5" draw:text-style-name="P7" draw:layer="layout" svg:width="4.707cm" svg:height="1.544cm" draw:transform="rotate (-0.291469985083053) translate (8.30195479362357cm 7.26722160786229cm)" svg:viewBox="0 0 4708 1545" svg:d="M0 1545c2652 0 4708-1545 4708-1545">
          <text:p/>
        </draw:path>
        <draw:frame draw:style-name="gr4" draw:text-style-name="P6" draw:layer="layout" svg:width="6.005cm" svg:height="1.673cm" svg:x="7.35cm" svg:y="9.614cm">
          <draw:text-box>
            <text:p text:style-name="P5">Periodic AJAX</text:p>
            <text:p text:style-name="P5">request &amp; response</text:p>
          </draw:text-box>
        </draw:frame>
        <draw:path draw:style-name="gr6" draw:text-style-name="P4" draw:layer="layout" svg:width="4.493cm" svg:height="2.114cm" draw:transform="rotate (2.77769150454898) translate (11.9312802174863cm 10.342351655485cm)" svg:viewBox="0 0 4494 2115" svg:d="M0 2115c2854 0 4494-2115 4494-2115">
          <text:p/>
        </draw:path>
        <draw:custom-shape draw:style-name="gr7" draw:text-style-name="P8" draw:layer="layout" svg:width="3.81cm" svg:height="1.143cm" svg:x="14.589cm" svg:y="11.668cm">
          <text:p text:style-name="P1">updates.j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5.351cm" svg:y1="14.716cm" svg:x2="15.986cm" svg:y2="12.811cm">
          <text:p/>
        </draw:line>
        <draw:frame draw:style-name="gr4" draw:text-style-name="P6" draw:layer="layout" svg:width="3.571cm" svg:height="3.095cm" svg:x="16.352cm" svg:y="13.145cm">
          <draw:text-box>
            <text:p text:style-name="P5">write to<text:line-break/>shared file</text:p>
            <text:p text:style-name="P5">when have<text:line-break/>new data</text:p>
          </draw:text-box>
        </draw:frame>
        <draw:line draw:style-name="gr8" draw:text-style-name="P7" draw:layer="layout" svg:x1="15.986cm" svg:y1="11.541cm" svg:x2="15.224cm" svg:y2="9.636cm">
          <text:p/>
        </draw:line>
        <draw:frame draw:style-name="gr4" draw:text-style-name="P6" draw:layer="layout" svg:width="4.49cm" svg:height="2.384cm" svg:x="16.1cm" svg:y="8.874cm">
          <draw:text-box>
            <text:p text:style-name="P5">read from<text:line-break/>shared file<text:line-break/>when FE asks</text:p>
          </draw:text-box>
        </draw:frame>
        <draw:frame draw:style-name="gr9" draw:text-style-name="P1" draw:layer="layout" svg:width="3.936cm" svg:height="3.872cm" svg:x="12.303cm" svg:y="19.796cm">
          <draw:image xlink:href="Pictures/10000000000006850000014AB705BB1E3C14B4DC.jpg" xlink:type="simple" xlink:show="embed" xlink:actuate="onLoad">
            <text:p/>
          </draw:image>
        </draw:frame>
        <draw:line draw:style-name="gr8" draw:text-style-name="P7" draw:layer="layout" svg:x1="14.208cm" svg:y1="17.637cm" svg:x2="14.208cm" svg:y2="20.05cm">
          <text:p/>
        </draw:line>
        <draw:frame draw:style-name="gr10" draw:text-style-name="P9" draw:layer="layout" svg:width="4.714cm" svg:height="3.73cm" svg:x="14.843cm" svg:y="17.51cm">
          <draw:text-box>
            <text:p text:style-name="P5">API call to<text:line-break/>notify service<text:line-break/>when have</text:p>
            <text:p text:style-name="P5">new data</text:p>
          </draw:text-box>
        </draw:frame>
        <draw:custom-shape draw:style-name="gr11" draw:text-style-name="P10" draw:layer="layout" svg:width="3.829cm" svg:height="3.829cm" svg:x="12.195cm" svg:y="13.554cm">
          <text:p text:style-name="P5"><text:span text:style-name="T1">PT</text:span></text:p>
          <text:p text:style-name="P5">Node, JS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Eunice</meta:initial-creator>
    <meta:creation-date>2016-12-04T14:41:20.626782000</meta:creation-date>
    <dc:date>2016-12-04T15:15:14.608486000</dc:date>
    <dc:creator>Jonathan Eunice</dc:creator>
    <meta:editing-duration>PT7M16S</meta:editing-duration>
    <meta:editing-cycles>4</meta:editing-cycles>
    <meta:generator>LibreOffice/5.2.2.2$MacOSX_X86_64 LibreOffice_project/8f96e87c890bf8fa77463cd4b640a2312823f3ad</meta:generator>
    <meta:document-statistic meta:object-count="16"/>
  </office:meta>
</office:document-meta>
</file>